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nfigParser.getBeanClass(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figParser.doParse( Element element , ParserContext parserContext , BeanDefinitionBuilder builder )</text:p>
          </table:table-cell>
          <table:table-cell office:value-type="float" office:value="14">
            <text:p text:style-name="Table_20_Contents">14</text:p>
          </table:table-cell>
          <table:table-cell office:value-type="float" office:value="15">
            <text:p text:style-name="Table_20_Contents">15</text:p>
          </table:table-cell>
          <table:table-cell office:value-type="float" office:value="54">
            <text:p text:style-name="Table_20_Contents">5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